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92.44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54.26pt"/>
    </style:style>
    <style:style style:name="co69" style:family="table-column">
      <style:table-column-properties fo:break-before="auto" style:column-width="50.66pt"/>
    </style:style>
    <style:style style:name="co70" style:family="table-column">
      <style:table-column-properties fo:break-before="auto" style:column-width="131.05pt"/>
    </style:style>
    <style:style style:name="co71" style:family="table-column">
      <style:table-column-properties fo:break-before="auto" style:column-width="46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4.95pt" fo:break-before="auto" style:use-optimal-row-height="true"/>
    </style:style>
    <style:style style:name="ro7" style:family="table-row">
      <style:table-row-properties style:row-height="23.7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 style:data-style-name="N103">
      <style:text-properties fo:font-weight="bold" style:font-weight-asian="bold" style:font-weight-complex="bold"/>
    </style:style>
    <style:style style:name="ce58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7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column table:style-name="co62" table:default-cell-style-name="Default"/>
        <table:table-column table:style-name="co64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6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6" office:value-type="string" calcext:value-type="string">
            <text:p>Nearest</text:p>
            <text:p>Hospital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.W3:.W7])" office:value-type="float" office:value="40.45" calcext:value-type="float">
            <text:p>40.45</text:p>
          </table:table-cell>
          <table:table-cell table:number-columns-repeated="10"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.D3];[.F3];[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.D4];[.F4];[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00" calcext:value-type="currency">
            <text:p>$1,20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.D5];[.F5];[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.D6];[.F6];[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24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</table:table-row>
        <table:table-row table:style-name="ro6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.D7];[.F7];[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75" calcext:value-type="currency">
            <text:p>$1,675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style-name="ce6" office:value-type="string" calcext:value-type="string">
            <text:p>Average Rent Riverplace/Steiner Ranch</text:p>
          </table:table-cell>
          <table:table-cell table:style-name="ce57" table:formula="of:=AVERAGE([.P3:.P7])" office:value-type="currency" office:currency="USD" office:value="1317" calcext:value-type="currency">
            <text:p>$1,317</text:p>
          </table:table-cell>
          <table:table-cell table:style-name="ce24"/>
          <table:table-cell table:style-name="Default"/>
          <table:table-cell table:number-columns-repeated="15"/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number-columns-repeated="2"/>
          <table:table-cell table:style-name="ce24"/>
          <table:table-cell table:style-name="Default"/>
          <table:table-cell table:number-columns-repeated="15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.W11:.W15])" office:value-type="float" office:value="49.5" calcext:value-type="float">
            <text:p>49.50</text:p>
          </table:table-cell>
          <table:table-cell table:number-columns-repeated="10"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.D11];[.F11];[.H11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25" calcext:value-type="currency">
            <text:p>$1,22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7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.D12];[.F12];[.H12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24"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40" calcext:value-type="currency">
            <text:p>$1,240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3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.D13];[.F13];[.H13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71" calcext:value-type="currency">
            <text:p>$1,271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3" calcext:value-type="float">
            <text:p>13</text:p>
          </table:table-cell>
          <table:table-cell table:style-name="ce9" table:formula="of:=AVERAGE([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.D14];[.F14];[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69" calcext:value-type="currency">
            <text:p>$1,36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.D15];[.F15];[.H15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423" calcext:value-type="currency">
            <text:p>$1,423</text:p>
          </table:table-cell>
          <table:table-cell table:style-name="ce25" office:value-type="float" office:value="1035" calcext:value-type="float">
            <text:p>1,035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.U15:.V15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.X15:.AA15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6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.D16];[.F16];[.H16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90" calcext:value-type="currency">
            <text:p>$1,390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.U16:.V16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.X16:.AA16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Oak Hill/Barton Creek</text:p>
          </table:table-cell>
          <table:table-cell table:style-name="ce57" table:formula="of:=AVERAGE([.P11:.P16])" office:value-type="currency" office:currency="USD" office:value="1319.66666666667" calcext:value-type="currency">
            <text:p>$1,320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7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.W20:.W23])" office:value-type="float" office:value="58.125" calcext:value-type="float">
            <text:p>58.13</text:p>
          </table:table-cell>
          <table:table-cell table:number-columns-repeated="10"/>
        </table:table-row>
        <table:table-row table:style-name="ro5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.D20];[.F20];[.H20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.D21];[.F21];[.H21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06" calcext:value-type="currency">
            <text:p>$1,106</text:p>
          </table:table-cell>
          <table:table-cell table:style-name="ce24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1:.AA21])" office:value-type="float" office:value="55" calcext:value-type="float">
            <text:p>5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.D22];[.F22];[.H22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3:.AA23])" office:value-type="float" office:value="57.5" calcext:value-type="float">
            <text:p>57.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Leander</text:p>
          </table:table-cell>
          <table:table-cell table:style-name="ce57" table:formula="of:=AVERAGE([.P20:.P23])" office:value-type="currency" office:currency="USD" office:value="1195.75" calcext:value-type="currency">
            <text:p>$1,196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7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.W27:.W29])" office:value-type="float" office:value="56.25" calcext:value-type="float">
            <text:p>56.25</text:p>
          </table:table-cell>
          <table:table-cell table:number-columns-repeated="10"/>
        </table:table-row>
        <table:table-row table:style-name="ro2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.D27];[.F27];[.H27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.D28];[.F28];[.H28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67" calcext:value-type="currency">
            <text:p>$1,067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</table:table-row>
        <table:table-row table:style-name="ro6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.D29];[.F29];[.H29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 table:style-name="ce6" office:value-type="string" calcext:value-type="string">
            <text:p>Average Rent Georgetown</text:p>
          </table:table-cell>
          <table:table-cell table:style-name="ce57" table:formula="of:=AVERAGE([.P27:.P29])" office:value-type="currency" office:currency="USD" office:value="1072.33333333333" calcext:value-type="currency">
            <text:p>$1,072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7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6"/>
          <table:table-cell table:formula="of:=AVERAGE([.W33:.W35])" office:value-type="float" office:value="82.5" calcext:value-type="float">
            <text:p>82.5</text:p>
          </table:table-cell>
          <table:table-cell table:number-columns-repeated="10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.D33];[.F33];[.H33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.D34];[.F34];[.H34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.D35];[.F35];[.H35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9" calcext:value-type="currency">
            <text:p>$1,239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g Rent Buda</text:p>
          </table:table-cell>
          <table:table-cell table:style-name="ce57" table:formula="of:=AVERAGE([.P33:.P35])" office:value-type="currency" office:currency="USD" office:value="1208" calcext:value-type="currency">
            <text:p>$1,208</text:p>
          </table:table-cell>
          <table:table-cell table:number-columns-repeated="17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7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7"/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.D41];[.F41];[.H41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324" calcext:value-type="currency">
            <text:p>$1,324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Car Rental Quotes" table:style-name="ta1">
        <table:table-column table:style-name="co67" table:default-cell-style-name="Default"/>
        <table:table-column table:style-name="co41" table:default-cell-style-name="ce5"/>
        <table:table-row table:style-name="ro10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Quote</text:p>
            <text:p>Jul 3<text:span text:style-name="T1">rd</text:span> to July 17<text:span text:style-name="T1">th</text:span></text:p>
          </table:table-cell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</table:table-row>
        <table:table-row table:style-name="ro1" table:number-rows-repeated="3">
          <table:table-cell/>
          <table:table-cell table:style-name="Default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</table:table-row>
      </table:table>
      <table:table table:name="Sheet7" table:style-name="ta1">
        <table:table-column table:style-name="co68" table:default-cell-style-name="Default"/>
        <table:table-column table:style-name="co69" table:default-cell-style-name="Default"/>
        <table:table-column table:style-name="co70" table:default-cell-style-name="ce20"/>
        <table:table-column table:style-name="co71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57" office:value-type="string" calcext:value-type="string">
            <text:p>Median Household Income</text:p>
          </table:table-cell>
          <table:table-cell table:style-name="ce6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6" table:target-range-address="Sheet7.A1:Sheet7.D15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number-style style:name="N138">
      <number:number number:decimal-places="7" loext:min-decimal-places="7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0">
      <number:number number:decimal-places="5" loext:min-decimal-places="5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1T17:49:33.949350957</dc:date>
    <meta:editing-duration>P16DT21H20M25S</meta:editing-duration>
    <meta:editing-cycles>320</meta:editing-cycles>
    <meta:generator>LibreOffice/5.1.6.2$Linux_X86_64 LibreOffice_project/10m0$Build-2</meta:generator>
    <meta:document-statistic meta:table-count="7" meta:cell-count="4798" meta:object-count="0"/>
  </office:meta>
</office:document-meta>
</file>